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6cm" loext:decorative="false"/>
      <style:paragraph-properties style:writing-mode="lr-tb"/>
    </style:style>
    <style:style style:name="gr3" style:family="graphic" style:parent-style-name="standard">
      <style:graphic-properties svg:stroke-opacity="100%" draw:fill="none" draw:fill-color="#729fcf" loext:fill-use-slide-background="false" draw:textarea-horizontal-align="justify" draw:textarea-vertical-align="middle" draw:auto-grow-height="false" fo:min-height="2.5cm" fo:min-width="2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.25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25cm" fo:min-width="1.25cm" loext:decorative="false"/>
      <style:paragraph-properties style:writing-mode="lr-tb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3.25cm" fo:min-width="1.75cm" loext:decorative="false"/>
    </style:style>
    <style:style style:name="gr10" style:family="graphic" style:parent-style-name="standard">
      <style:graphic-properties draw:fill="none" loext:fill-use-slide-background="false" draw:textarea-horizontal-align="justify" draw:textarea-vertical-align="middle" draw:auto-grow-height="false" fo:min-height="9.75cm" fo:min-width="1.75cm" loext:decorative="false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6.75cm" fo:min-width="1.75cm" loext:decorative="false"/>
    </style:style>
    <style:style style:name="gr12" style:family="graphic" style:parent-style-name="standard">
      <style:graphic-properties draw:fill="none" loext:fill-use-slide-background="false" draw:textarea-horizontal-align="justify" draw:textarea-vertical-align="middle" draw:auto-grow-height="false" fo:min-height="1.5cm" fo:min-width="1.75cm" loext:decorative="false"/>
    </style:style>
    <style:style style:name="gr13" style:family="graphic" style:parent-style-name="standard">
      <style:graphic-properties draw:fill="none" draw:fill-color="#729fcf" loext:fill-use-slide-background="false" draw:opacity="100%" draw:opacity-name="" draw:textarea-horizontal-align="justify" draw:textarea-vertical-align="middle" draw:auto-grow-height="false" fo:min-height="5cm" fo:min-width="1.75cm" loext:decorative="false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2cm" loext:decorative="false"/>
    </style:style>
    <style:style style:name="gr15" style:family="graphic" style:parent-style-name="objectwithoutfill">
      <style:graphic-properties draw:fill="none" draw:textarea-vertical-align="middle" loext:decorative="false"/>
    </style:style>
    <style:style style:name="gr16" style:family="graphic" style:parent-style-name="standard">
      <style:graphic-properties draw:opacity="40%" draw:opacity-name="" draw:textarea-horizontal-align="justify" draw:textarea-vertical-align="middle" draw:auto-grow-height="false" fo:min-height="2.595cm" fo:min-width="0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18" style:family="graphic" style:parent-style-name="standard">
      <style:graphic-properties draw:opacity="100%" draw:opacity-name="Transparency_20_1" draw:textarea-horizontal-align="justify" draw:textarea-vertical-align="middle" draw:auto-grow-height="false" fo:min-height="8.501cm" fo:min-width="0cm" loext:decorative="false"/>
    </style:style>
    <style:style style:name="gr19" style:family="graphic" style:parent-style-name="standard">
      <style:graphic-properties draw:fill="solid" draw:fill-color="#729fcf" loext:fill-use-slide-background="false" draw:opacity="40%" draw:opacity-name="" draw:textarea-horizontal-align="justify" draw:textarea-vertical-align="middle" draw:auto-grow-height="false" fo:min-height="5.876cm" fo:min-width="0cm" loext:decorative="false"/>
    </style:style>
    <style:style style:name="gr20" style:family="graphic" style:parent-style-name="standard">
      <style:graphic-properties draw:opacity="40%" draw:opacity-name="" draw:textarea-horizontal-align="justify" draw:textarea-vertical-align="middle" draw:auto-grow-height="false" fo:min-height="1.283cm" fo:min-width="0cm" loext:decorative="false"/>
    </style:style>
    <style:style style:name="gr21" style:family="graphic" style:parent-style-name="standard">
      <style:graphic-properties draw:opacity="40%" draw:opacity-name="" draw:textarea-horizontal-align="justify" draw:textarea-vertical-align="middle" draw:auto-grow-height="false" fo:min-height="4.345cm" fo:min-width="0cm" loext:decorative="false"/>
    </style:style>
    <style:style style:name="gr22" style:family="graphic" style:parent-style-name="standard">
      <style:graphic-properties draw:opacity="40%" draw:opacity-name="" draw:textarea-horizontal-align="justify" draw:textarea-vertical-align="middle" draw:auto-grow-height="false" fo:min-height="3.908cm" fo:min-width="0cm" loext:decorative="false"/>
    </style:style>
    <style:style style:name="gr23" style:family="graphic" style:parent-style-name="objectwithoutfill">
      <style:graphic-properties svg:stroke-color="#ff0000" draw:marker-end="Стили_20_стрелок_20_2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ff0000" draw:marker-end="Стили_20_стрелок_20_3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ff0000" draw:fill="none" draw:fill-color="#729fcf" draw:auto-grow-height="true" draw:auto-grow-width="false" fo:min-height="2.134cm" loext:decorative="false"/>
      <style:paragraph-properties style:writing-mode="lr-tb"/>
    </style:style>
    <style:style style:name="gr26" style:family="graphic" style:parent-style-name="standard">
      <style:graphic-properties draw:fill-color="#ff0000" draw:opacity="40%" draw:opacity-name="" draw:textarea-horizontal-align="justify" draw:textarea-vertical-align="middle" draw:auto-grow-height="false" fo:min-height="4.125cm" fo:min-width="0cm" loext:decorative="false"/>
    </style:style>
    <style:style style:name="gr27" style:family="graphic" style:parent-style-name="standard">
      <style:graphic-properties draw:fill-color="#ff0000" draw:opacity="40%" draw:opacity-name="" draw:textarea-horizontal-align="justify" draw:textarea-vertical-align="middle" draw:auto-grow-height="false" fo:min-height="5cm" fo:min-width="0cm" loext:decorative="false"/>
    </style:style>
    <style:style style:name="gr28" style:family="graphic" style:parent-style-name="standard">
      <style:graphic-properties draw:fill-color="#ff0000" draw:opacity="40%" draw:opacity-name="" draw:textarea-horizontal-align="justify" draw:textarea-vertical-align="middle" draw:auto-grow-height="false" fo:min-height="2.157cm" fo:min-width="0cm" loext:decorative="false"/>
    </style:style>
    <style:style style:name="gr29" style:family="graphic" style:parent-style-name="standard">
      <style:graphic-properties draw:fill-color="#ff0000" draw:opacity="40%" draw:opacity-name="" draw:textarea-horizontal-align="justify" draw:textarea-vertical-align="middle" draw:auto-grow-height="false" fo:min-height="6.532cm" fo:min-width="0cm" loext:decorative="false"/>
    </style:style>
    <style:style style:name="gr30" style:family="graphic" style:parent-style-name="standard">
      <style:graphic-properties draw:fill-color="#ff0000" draw:opacity="40%" draw:opacity-name="" draw:textarea-horizontal-align="justify" draw:textarea-vertical-align="middle" draw:auto-grow-height="false" fo:min-height="8.5cm" fo:min-width="0cm" loext:decorative="false"/>
    </style:style>
    <style:style style:name="gr31" style:family="graphic" style:parent-style-name="standard">
      <style:graphic-properties draw:fill-color="#ff0000" draw:opacity="40%" draw:opacity-name="" draw:textarea-horizontal-align="justify" draw:textarea-vertical-align="middle" draw:auto-grow-height="false" fo:min-height="2.594cm" fo:min-width="0cm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text-align="center"/>
      <style:text-properties fo:color="#ffffd7" loext:opacity="100%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ffd7" loext:opacity="100%"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729fcf" draw:opacity="100%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opacity="40%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11pt" style:text-underline-style="solid" style:text-underline-width="auto" style:text-underline-color="font-color" style:font-size-asian="11pt" style:font-size-complex="11pt"/>
    </style:style>
    <style:style style:name="P14" style:family="paragraph">
      <loext:graphic-properties draw:opacity="100%" draw:opacity-name="Transparency_20_1"/>
      <style:paragraph-properties fo:text-align="center"/>
      <style:text-properties style:text-underline-style="solid" style:text-underline-width="auto" style:text-underline-color="font-color"/>
    </style:style>
    <style:style style:name="P15" style:family="paragraph">
      <loext:graphic-properties draw:fill="solid" draw:fill-color="#729fcf" draw:opacity="40%"/>
      <style:paragraph-properties fo:text-align="center"/>
      <style:text-properties style:text-underline-style="solid" style:text-underline-width="auto" style:text-underline-color="font-color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729fc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loext:graphic-properties draw:fill-color="#ff0000" draw:opacity="40%"/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0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ffffd7" loext:opacity="100%"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0000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3" draw:id="id3" draw:layer="layout" svg:width="5.5cm" svg:height="2.7cm" svg:x="2.75cm" svg:y="26cm">
          <text:p text:style-name="P1">Пульт охраны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6.5cm" svg:height="2.25cm" svg:x="11.75cm" svg:y="26.25cm">
          <text:p text:style-name="P1">Слаботочный шкаф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2.75cm" svg:x="1.5cm" svg:y="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5cm" svg:height="0.5cm" svg:x="2cm" svg:y="3cm">
          <text:p text:style-name="P1"><text:span text:style-name="T1">BGOI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2cm" svg:y="2.25cm">
          <text:p text:style-name="P1"><text:span text:style-name="T1">YV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2cm" svg:y="1.5cm">
          <text:p text:style-name="P1"><text:span text:style-name="T1">BGB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xml:id="id1" draw:id="id1" draw:layer="layout" svg:x1="2.662cm" svg:y1="27.455cm" svg:x2="1.13cm" svg:y2="1.106cm" svg:d="M2662 27455v-13174h-1532v-13175" svg:viewBox="0 0 1533 26350">
          <text:p/>
        </draw:connector>
        <draw:connector draw:style-name="gr5" draw:text-style-name="P1" xml:id="id2" draw:id="id2" draw:layer="layout" svg:x1="1.13cm" svg:y1="1.106cm" svg:x2="1.955cm" svg:y2="1.147cm" draw:start-shape="id1" draw:start-glue-point="3" svg:d="M1130 1106v-501h825v542" svg:viewBox="0 0 826 543">
          <text:p/>
        </draw:connector>
        <draw:connector draw:style-name="gr6" draw:text-style-name="P4" draw:layer="layout" draw:type="line" svg:x1="1.955cm" svg:y1="1.147cm" svg:x2="1.925cm" svg:y2="3.587cm" draw:start-shape="id2" draw:start-glue-point="3" svg:d="M1955 1147l-30 2440" svg:viewBox="0 0 31 2441">
          <text:p/>
        </draw:connector>
        <draw:frame draw:style-name="gr7" draw:text-style-name="P6" draw:layer="layout" svg:width="2.5cm" svg:height="1.039cm" svg:x="2cm" svg:y="0.355cm">
          <draw:text-box>
            <text:p text:style-name="P5">ШС1 <text:s/>ШП 1</text:p>
          </draw:text-box>
        </draw:frame>
        <draw:custom-shape draw:style-name="gr4" draw:text-style-name="P3" draw:layer="layout" svg:width="1.75cm" svg:height="0.5cm" svg:x="11.5cm" svg:y="1.5cm">
          <text:p text:style-name="P1"><text:span text:style-name="T1">SB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1.5cm" svg:y="2.25cm">
          <text:p text:style-name="P1"><text:span text:style-name="T1">YV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4.75cm" svg:y="3cm">
          <text:p text:style-name="P1"><text:span text:style-name="T1">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4.75cm" svg:y="3.75cm">
          <text:p text:style-name="P1"><text:span text:style-name="T1">SB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1.5cm">
          <text:p text:style-name="P1"><text:span text:style-name="T1">S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2.25cm">
          <text:p text:style-name="P1"><text:span text:style-name="T1">S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3cm">
          <text:p text:style-name="P1"><text:span text:style-name="T1">YV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3.75cm">
          <text:p text:style-name="P1"><text:span text:style-name="T1">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4.5cm">
          <text:p text:style-name="P1"><text:span text:style-name="T1">E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5.25cm">
          <text:p text:style-name="P1"><text:span text:style-name="T1">BGB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6cm">
          <text:p text:style-name="P1"><text:span text:style-name="T1">E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6.75cm">
          <text:p text:style-name="P1"><text:span text:style-name="T1">S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7.5cm">
          <text:p text:style-name="P1"><text:span text:style-name="T1">E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8.25cm">
          <text:p text:style-name="P1"><text:span text:style-name="T1">YV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9cm">
          <text:p text:style-name="P1"><text:span text:style-name="T1">BGB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7.5cm">
          <text:p text:style-name="P1"><text:span text:style-name="T1">E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7cm" svg:y="9.75cm">
          <text:p text:style-name="P1"><text:span text:style-name="T1">E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3.75cm" svg:y="1.5cm">
          <text:p text:style-name="P7"><text:span text:style-name="T1">E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3.75cm" svg:y="2.25cm">
          <text:p text:style-name="P1"><text:span text:style-name="T1">BGB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3.75cm" svg:y="3cm">
          <text:p text:style-name="P1"><text:span text:style-name="T1">YV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3.75cm" svg:y="3.75cm">
          <text:p text:style-name="P1"><text:span text:style-name="T1">SB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3.75cm" svg:y="4.5cm">
          <text:p text:style-name="P1"><text:span text:style-name="T1">BGB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3.75cm" svg:y="5.25cm">
          <text:p text:style-name="P1"><text:span text:style-name="T1">SB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3.75cm" svg:y="6cm">
          <text:p text:style-name="P1"><text:span text:style-name="T1">SB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9.25cm" svg:y="6.75cm">
          <text:p text:style-name="P1"><text:span text:style-name="T1">BGOI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9.25cm" svg:y="7.5cm">
          <text:p text:style-name="P1"><text:span text:style-name="T1">BGO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9.25cm" svg:y="6.75cm">
          <text:p text:style-name="P1"><text:span text:style-name="T1">BGOI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4.75cm" svg:y="1.5cm">
          <text:p text:style-name="P1"><text:span text:style-name="T1">BGB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4.75cm" svg:y="2.25cm">
          <text:p text:style-name="P1"><text:span text:style-name="T1">Y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75cm" svg:height="0.5cm" svg:x="9.25cm" svg:y="1.5cm">
          <text:p text:style-name="P7"><text:span text:style-name="T1">BG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9.25cm" svg:y="2.25cm">
          <text:p text:style-name="P1"><text:span text:style-name="T1">BG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9.25cm" svg:y="3cm">
          <text:p text:style-name="P1"><text:span text:style-name="T1">BGA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9.25cm" svg:y="3.75cm">
          <text:p text:style-name="P1"><text:span text:style-name="T1">BG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9.25cm" svg:y="4.5cm">
          <text:p text:style-name="P1"><text:span text:style-name="T1">BGA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9.25cm" svg:y="5.25cm">
          <text:p text:style-name="P1"><text:span text:style-name="T1">BG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9.25cm" svg:y="6cm">
          <text:p text:style-name="P1"><text:span text:style-name="T1">BGA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6cm" svg:y="3cm">
          <text:p text:style-name="P1"><text:span text:style-name="T1">E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6cm" svg:y="3.75cm">
          <text:p text:style-name="P1"><text:span text:style-name="T1">SB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6cm" svg:y="1.5cm">
          <text:p text:style-name="P1"><text:span text:style-name="T1">BGB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6cm" svg:y="2.25cm">
          <text:p text:style-name="P1"><text:span text:style-name="T1">SB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6cm" svg:y="4.5cm">
          <text:p text:style-name="P1"><text:span text:style-name="T1">YV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4" draw:id="id4" draw:layer="layout" svg:width="2.25cm" svg:height="3.5cm" svg:x="4.5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5" draw:id="id5" draw:layer="layout" svg:width="2.25cm" svg:height="10cm" svg:x="6.75cm" svg:y="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6" draw:id="id6" draw:layer="layout" svg:width="2.25cm" svg:height="7cm" svg:x="9cm" svg:y="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xml:id="id7" draw:id="id7" draw:layer="layout" svg:width="2.25cm" svg:height="1.75cm" svg:x="11.25cm" svg:y="1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8" draw:id="id8" draw:layer="layout" svg:width="2.25cm" svg:height="5.25cm" svg:x="13.5cm" svg:y="1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xml:id="id9" draw:id="id9" draw:layer="layout" svg:width="2.5cm" svg:height="4.75cm" svg:x="15.75cm" svg:y="1.25cm">
          <text:p/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type="lines" svg:x1="5.5cm" svg:y1="26cm" svg:x2="5.625cm" svg:y2="4.5cm" draw:start-shape="id3" draw:start-glue-point="0" draw:end-shape="id4" draw:end-glue-point="2" svg:d="M5500 26000v-501l125-20498v-501" svg:viewBox="0 0 126 21501">
          <text:p/>
        </draw:connector>
        <draw:custom-shape draw:style-name="gr16" draw:text-style-name="P11" draw:layer="layout" svg:width="0.25cm" svg:height="3.25cm" svg:x="5.5cm" svg:y="1.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75cm" svg:height="0.5cm" svg:x="11.5cm" svg:y="2.25cm">
          <text:p text:style-name="P1"><text:span text:style-name="T1">YV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1.5cm" svg:y="2.25cm">
          <text:p text:style-name="P1"><text:span text:style-name="T1">YV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75cm" svg:height="0.5cm" svg:x="11.5cm" svg:y="2.25cm">
          <text:p text:style-name="P1"><text:span text:style-name="T1">YV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3" draw:layer="layout" svg:width="3cm" svg:height="1.115cm" svg:x="4.75cm" svg:y="0.135cm">
          <draw:text-box>
            <text:p text:style-name="P12"><text:span text:style-name="T2">ШС2 ШП2</text:span></text:p>
          </draw:text-box>
        </draw:frame>
        <draw:connector draw:style-name="gr15" draw:text-style-name="P9" draw:layer="layout" draw:type="lines" svg:x1="7.875cm" svg:y1="10.75cm" svg:x2="5.5cm" svg:y2="26cm" draw:start-shape="id5" draw:start-glue-point="2" draw:end-shape="id3" draw:end-glue-point="0" svg:d="M7875 10750v501l-2375 14248v501" svg:viewBox="0 0 2376 15251">
          <text:p/>
        </draw:connector>
        <draw:custom-shape draw:style-name="gr18" draw:text-style-name="P14" draw:layer="layout" svg:width="0.25cm" svg:height="10cm" svg:x="7.75cm" svg:y="0.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3" draw:layer="layout" svg:width="2.75cm" svg:height="1.115cm" svg:x="7cm" svg:y="0cm">
          <draw:text-box>
            <text:p text:style-name="P12"><text:span text:style-name="T2">ШС3 <text:s/>ШП 3</text:span></text:p>
          </draw:text-box>
        </draw:frame>
        <draw:connector draw:style-name="gr15" draw:text-style-name="P9" draw:layer="layout" draw:type="lines" svg:x1="5.5cm" svg:y1="26cm" svg:x2="10.125cm" svg:y2="8.25cm" draw:start-shape="id3" draw:start-glue-point="0" draw:end-shape="id6" draw:end-glue-point="2" svg:d="M5500 26000v-501l4625-16748v-501" svg:viewBox="0 0 4626 17751">
          <text:p/>
        </draw:connector>
        <draw:connector draw:style-name="gr15" draw:text-style-name="P9" draw:layer="layout" draw:type="lines" svg:x1="5.5cm" svg:y1="26cm" svg:x2="12.375cm" svg:y2="3cm" draw:start-shape="id3" draw:start-glue-point="0" draw:end-shape="id7" draw:end-glue-point="2" svg:d="M5500 26000v-501l6875-21998v-501" svg:viewBox="0 0 6876 23001">
          <text:p/>
        </draw:connector>
        <draw:connector draw:style-name="gr15" draw:text-style-name="P9" draw:layer="layout" draw:type="lines" svg:x1="5.5cm" svg:y1="26cm" svg:x2="14.625cm" svg:y2="6.5cm" draw:start-shape="id3" draw:start-glue-point="0" draw:end-shape="id8" draw:end-glue-point="2" svg:d="M5500 26000v-501l9125-18498v-501" svg:viewBox="0 0 9126 19501">
          <text:p/>
        </draw:connector>
        <draw:connector draw:style-name="gr15" draw:text-style-name="P9" draw:layer="layout" draw:type="lines" svg:x1="5.5cm" svg:y1="26cm" svg:x2="17cm" svg:y2="6cm" draw:start-shape="id3" draw:start-glue-point="0" draw:end-shape="id9" draw:end-glue-point="2" svg:d="M5500 26000v-501l11500-18998v-501" svg:viewBox="0 0 11501 20001">
          <text:p/>
        </draw:connector>
        <draw:custom-shape draw:style-name="gr19" draw:text-style-name="P15" draw:layer="layout" svg:width="0.25cm" svg:height="7cm" svg:x="10cm" svg:y="1.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1" draw:layer="layout" svg:width="0.25cm" svg:height="1.75cm" svg:x="12.25cm" svg:y="1.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1" draw:layer="layout" svg:width="0.5cm" svg:height="5.25cm" svg:x="14.25cm" svg:y="1.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1" draw:layer="layout" svg:width="0.25cm" svg:height="4.75cm" svg:x="16.75cm" svg:y="1.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3" draw:layer="layout" svg:width="2.75cm" svg:height="1.115cm" svg:x="9.25cm" svg:y="0cm">
          <draw:text-box>
            <text:p text:style-name="P12"><text:span text:style-name="T2">ШС 4 <text:s/>ШП 4</text:span></text:p>
          </draw:text-box>
        </draw:frame>
        <draw:frame draw:style-name="gr17" draw:text-style-name="P13" draw:layer="layout" svg:width="2.75cm" svg:height="1.115cm" svg:x="11.5cm" svg:y="0.25cm">
          <draw:text-box>
            <text:p text:style-name="P12"><text:span text:style-name="T2">ШС 5 <text:s/>ШП5 </text:span></text:p>
          </draw:text-box>
        </draw:frame>
        <draw:frame draw:style-name="gr17" draw:text-style-name="P13" draw:layer="layout" svg:width="2.75cm" svg:height="1.115cm" svg:x="13.75cm" svg:y="0.317cm">
          <draw:text-box>
            <text:p text:style-name="P12"><text:span text:style-name="T2">ШС 6 <text:s/>ШП 6</text:span></text:p>
          </draw:text-box>
        </draw:frame>
        <draw:frame draw:style-name="gr17" draw:text-style-name="P13" draw:layer="layout" svg:width="3.25cm" svg:height="1.115cm" svg:x="16cm" svg:y="0.25cm">
          <draw:text-box>
            <text:p text:style-name="P12"><text:span text:style-name="T2">ШС 7 <text:s text:c="3"/>ШП7</text:span></text:p>
          </draw:text-box>
        </draw:frame>
        <draw:connector draw:style-name="gr23" draw:text-style-name="P9" xml:id="id11" draw:id="id11" draw:layer="layout" draw:type="curve" svg:x1="18.25cm" svg:y1="27.375cm" svg:x2="19.133cm" svg:y2="0.446cm" draw:start-shape="id10" draw:start-glue-point="1" svg:d="M18250 27375c1038 0 597-26929 883-26929" svg:viewBox="0 0 884 26930">
          <text:p/>
        </draw:connector>
        <draw:connector draw:style-name="gr24" draw:text-style-name="P9" draw:layer="layout" draw:type="line" svg:x1="19.133cm" svg:y1="0.446cm" svg:x2="1.041cm" svg:y2="0.512cm" draw:start-shape="id11" draw:start-glue-point="3" svg:d="M19133 446l-18092 66" svg:viewBox="0 0 18093 67">
          <text:p/>
        </draw:connector>
        <draw:frame draw:style-name="gr25" draw:text-style-name="P17" draw:layer="layout" svg:width="5.25cm" svg:height="2.384cm" svg:x="17cm" svg:y="22.75cm">
          <draw:text-box>
            <text:p text:style-name="P16"><text:span text:style-name="T3">VCC</text:span><text:span text:style-name="T4"> <text:s text:c="2"/></text:span></text:p>
          </draw:text-box>
        </draw:frame>
        <draw:custom-shape draw:style-name="gr26" draw:text-style-name="P18" draw:layer="layout" svg:width="0.5cm" svg:height="5cm" svg:x="17.25cm" svg:y="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8" draw:layer="layout" svg:width="0.5cm" svg:height="6cm" svg:x="14.75cm" svg:y="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8" draw:layer="layout" svg:width="0.5cm" svg:height="2.75cm" svg:x="12.5cm" svg:y="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8" draw:layer="layout" svg:width="0.5cm" svg:height="7.75cm" svg:x="10.5cm" svg:y="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8" draw:layer="layout" svg:width="0.5cm" svg:height="10cm" svg:x="8.25cm" svg:y="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8" draw:layer="layout" svg:width="0.5cm" svg:height="3.25cm" svg:x="5.75cm" svg:y="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18" draw:layer="layout" svg:width="0.25cm" svg:height="3.25cm" svg:x="3cm" svg:y="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19" draw:layer="layout" svg:width="2.75cm" svg:height="1.673cm" svg:x="1.25cm" svg:y="4.327cm">
          <draw:text-box>
            <text:p>Левое крыло</text:p>
          </draw:text-box>
        </draw:frame>
        <draw:frame draw:style-name="gr33" draw:text-style-name="P19" draw:layer="layout" svg:width="3.75cm" svg:height="1.673cm" svg:x="3.25cm" svg:y="4.5cm">
          <draw:text-box>
            <text:p>Серверная</text:p>
          </draw:text-box>
        </draw:frame>
        <draw:frame draw:style-name="gr33" draw:text-style-name="P19" draw:layer="layout" svg:width="3.75cm" svg:height="1.673cm" svg:x="5.75cm" svg:y="10.75cm">
          <draw:text-box>
            <text:p>Проходная</text:p>
          </draw:text-box>
        </draw:frame>
        <draw:frame draw:style-name="gr33" draw:text-style-name="P19" draw:layer="layout" svg:width="3.75cm" svg:height="1.673cm" svg:x="9cm" svg:y="8.327cm">
          <draw:text-box>
            <text:p>Периметр</text:p>
          </draw:text-box>
        </draw:frame>
        <draw:frame draw:style-name="gr32" draw:text-style-name="P19" draw:layer="layout" svg:width="1.75cm" svg:height="0.962cm" svg:x="11.5cm" svg:y="3.25cm">
          <draw:text-box>
            <text:p>КПЗ</text:p>
          </draw:text-box>
        </draw:frame>
        <draw:frame draw:style-name="gr34" draw:text-style-name="P19" draw:layer="layout" svg:width="3.5cm" svg:height="1.673cm" svg:x="16.25cm" svg:y="6.077cm">
          <draw:text-box>
            <text:p text:style-name="P20">Комната охраны</text:p>
          </draw:text-box>
        </draw:frame>
        <draw:frame draw:style-name="gr35" draw:text-style-name="P19" draw:layer="layout" svg:width="3.25cm" svg:height="1.75cm" svg:x="13.25cm" svg:y="6.75cm">
          <draw:text-box>
            <text:p>Правое крыло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0T21:23:09.807000000</meta:creation-date>
    <dc:date>2023-10-20T23:04:02.020000000</dc:date>
    <meta:editing-duration>PT1H40M52S</meta:editing-duration>
    <meta:editing-cycles>1</meta:editing-cycles>
    <meta:document-statistic meta:object-count="95"/>
    <meta:generator>LibreOffice/7.6.2.1$Windows_X86_64 LibreOffice_project/56f7684011345957bbf33a7ee678afaf4d2ba333</meta:generator>
  </office:meta>
</office:document-meta>
</file>